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0298f2" officeooo:paragraph-rsid="000298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tro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12:55:44.416470974</meta:creation-date>
    <meta:generator>LibreOffice/24.2.7.2$Linux_X86_64 LibreOffice_project/420$Build-2</meta:generator>
    <dc:date>2025-11-17T13:01:28.791210133</dc:date>
    <meta:editing-duration>PT5M46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</office:meta>
</office:document-meta>
</file>